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729fcf" draw:textarea-horizontal-align="justify" draw:textarea-vertical-align="middle" draw:auto-grow-height="false" fo:min-height="0.323cm" fo:min-width="1.978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386cm" fo:min-width="1.27cm" fo:padding-left="0cm" fo:padding-right="0cm"/>
      <style:paragraph-properties style:writing-mode="lr-tb"/>
    </style:style>
    <style:style style:name="gr3" style:family="graphic" style:parent-style-name="objectwithoutfill">
      <style:graphic-properties draw:marker-end="Arrowheads_20_6" draw:marker-end-width="0.3cm" draw:fill="none" draw:textarea-vertical-align="middle"/>
      <style:paragraph-properties style:writing-mode="lr-tb"/>
    </style:style>
    <style:style style:name="gr4" style:family="graphic" style:parent-style-name="objectwithoutfill">
      <style:graphic-properties draw:marker-end="Arrowheads_20_7" draw:marker-end-width="0.3cm" draw:fill="none" draw:textarea-horizontal-align="left" draw:textarea-vertical-align="middle"/>
      <style:paragraph-properties style:writing-mode="lr-tb"/>
    </style:style>
    <style:style style:name="gr5" style:family="graphic" style:parent-style-name="objectwithoutfill">
      <style:graphic-properties draw:marker-end="Arrowheads_20_4" draw:marker-end-width="0.3cm" draw:fill="none" draw:textarea-vertical-align="middl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896cm" fo:min-width="1.916cm"/>
      <style:paragraph-properties style:writing-mode="lr-tb"/>
    </style:style>
    <style:style style:name="gr7" style:family="graphic" style:parent-style-name="objectwithoutfill">
      <style:graphic-properties draw:marker-end="Arrowheads_20_9" draw:marker-end-width="0.3cm" draw:fill="none" draw:textarea-vertical-align="middle"/>
      <style:paragraph-properties style:writing-mode="lr-tb"/>
    </style:style>
    <style:style style:name="gr8" style:family="graphic" style:parent-style-name="objectwithoutfill">
      <style:graphic-properties draw:marker-end="Arrowheads_20_12" draw:marker-end-width="0.3cm" draw:fill="none" draw:textarea-vertical-align="middle"/>
      <style:paragraph-properties style:writing-mode="lr-tb"/>
    </style:style>
    <style:style style:name="gr9" style:family="graphic" style:parent-style-name="objectwithoutfill">
      <style:graphic-properties draw:marker-end="Arrowheads_20_13" draw:marker-end-width="0.3cm" draw:fill="none" draw:textarea-vertical-align="middle"/>
      <style:paragraph-properties style:writing-mode="lr-tb"/>
    </style:style>
    <style:style style:name="gr10" style:family="graphic" style:parent-style-name="objectwithoutfill">
      <style:graphic-properties draw:marker-end="Arrowheads_20_14" draw:marker-end-width="0.3cm" draw:fill="none" draw:textarea-vertical-align="middle"/>
      <style:paragraph-properties style:writing-mode="lr-tb"/>
    </style:style>
    <style:style style:name="gr11" style:family="graphic" style:parent-style-name="objectwithoutfill">
      <style:graphic-properties draw:marker-end="Arrowheads_20_17" draw:marker-end-width="0.3cm" draw:fill="none" draw:textarea-vertical-align="middle"/>
      <style:paragraph-properties style:writing-mode="lr-tb"/>
    </style:style>
    <style:style style:name="gr12" style:family="graphic" style:parent-style-name="objectwithoutfill">
      <style:graphic-properties draw:marker-end="Arrowheads_20_18" draw:marker-end-width="0.3cm" draw:fill="none"/>
      <style:paragraph-properties style:writing-mode="lr-tb"/>
    </style:style>
    <style:style style:name="gr13" style:family="graphic" style:parent-style-name="objectwithoutfill">
      <style:graphic-properties draw:marker-end="Arrowheads_20_19" draw:marker-end-width="0.3cm" draw:fill="none"/>
      <style:paragraph-properties style:writing-mode="lr-tb"/>
    </style:style>
    <style:style style:name="gr14" style:family="graphic" style:parent-style-name="objectwithoutfill">
      <style:graphic-properties draw:marker-end="Arrowheads_20_20" draw:marker-end-width="0.3cm" draw:fill="none"/>
    </style:style>
    <style:style style:name="gr15" style:family="graphic" style:parent-style-name="objectwithoutfill">
      <style:graphic-properties draw:marker-end="Arrowheads_20_21" draw:marker-end-width="0.3cm" draw:fill="none"/>
      <style:paragraph-properties style:writing-mode="lr-tb"/>
    </style:style>
    <style:style style:name="gr16" style:family="graphic" style:parent-style-name="objectwithoutfill">
      <style:graphic-properties draw:marker-end="Arrowheads_20_22" draw:marker-end-width="0.3cm" draw:fill="none"/>
      <style:paragraph-properties style:writing-mode="lr-tb"/>
    </style:style>
    <style:style style:name="gr17" style:family="graphic" style:parent-style-name="objectwithoutfill">
      <style:graphic-properties draw:marker-end="Arrowheads_20_24" draw:marker-end-width="0.3cm" draw:fill="none" draw:textarea-vertical-align="top"/>
      <style:paragraph-properties style:writing-mode="lr-tb"/>
    </style:style>
    <style:style style:name="gr18" style:family="graphic" style:parent-style-name="objectwithoutfill">
      <style:graphic-properties draw:marker-end="Arrowheads_20_25" draw:marker-end-width="0.3cm" draw:fill="none"/>
      <style:paragraph-properties style:writing-mode="lr-tb"/>
    </style:style>
    <style:style style:name="gr19" style:family="graphic" style:parent-style-name="objectwithoutfill">
      <style:graphic-properties draw:marker-end="Arrowheads_20_26" draw:marker-end-width="0.3cm" draw:fill="none"/>
      <style:paragraph-properties style:writing-mode="lr-tb"/>
    </style:style>
    <style:style style:name="gr20" style:family="graphic" style:parent-style-name="objectwithoutfill">
      <style:graphic-properties draw:marker-end="Arrowheads_20_27" draw:marker-end-width="0.3cm" draw:fill="none"/>
      <style:paragraph-properties style:writing-mode="lr-tb"/>
    </style:style>
    <style:style style:name="gr21" style:family="graphic" style:parent-style-name="objectwithoutfill">
      <style:graphic-properties draw:marker-end="Arrowheads_20_28" draw:marker-end-width="0.3cm" draw:fill="none"/>
      <style:paragraph-properties style:writing-mode="lr-tb"/>
    </style:style>
    <style:style style:name="gr22" style:family="graphic" style:parent-style-name="objectwithoutfill">
      <style:graphic-properties draw:marker-end="Arrowheads_20_29" draw:marker-end-width="0.3cm" draw:fill="none"/>
      <style:paragraph-properties style:writing-mode="lr-tb"/>
    </style:style>
    <style:style style:name="gr23" style:family="graphic" style:parent-style-name="objectwithoutfill">
      <style:graphic-properties draw:marker-end="Arrowheads_20_30" draw:marker-end-width="0.3cm" draw:fill="none"/>
      <style:paragraph-properties style:writing-mode="lr-tb"/>
    </style:style>
    <style:style style:name="gr24" style:family="graphic" style:parent-style-name="objectwithoutfill">
      <style:graphic-properties draw:marker-end="Arrowheads_20_31" draw:marker-end-width="0.3cm" draw:fill="none"/>
      <style:paragraph-properties style:writing-mode="lr-tb"/>
    </style:style>
    <style:style style:name="gr25" style:family="graphic" style:parent-style-name="objectwithoutfill">
      <style:graphic-properties draw:marker-end="Arrowheads_20_32" draw:marker-end-width="0.3cm" draw:fill="none"/>
      <style:paragraph-properties style:writing-mode="lr-tb"/>
    </style:style>
    <style:style style:name="gr26" style:family="graphic" style:parent-style-name="objectwithoutfill">
      <style:graphic-properties draw:marker-end="Arrowheads_20_33" draw:marker-end-width="0.3cm" draw:fill="none"/>
      <style:paragraph-properties style:writing-mode="lr-tb"/>
    </style:style>
    <style:style style:name="gr27" style:family="graphic" style:parent-style-name="objectwithoutfill">
      <style:graphic-properties draw:marker-end="Arrowheads_20_34" draw:marker-end-width="0.3cm" draw:fill="none"/>
      <style:paragraph-properties style:writing-mode="lr-tb"/>
    </style:style>
    <style:style style:name="gr28" style:family="graphic" style:parent-style-name="objectwithoutfill">
      <style:graphic-properties draw:marker-end="Arrowheads_20_35" draw:marker-end-width="0.3cm" draw:fill="none"/>
      <style:paragraph-properties style:writing-mode="lr-tb"/>
    </style:style>
    <style:style style:name="gr29" style:family="graphic" style:parent-style-name="objectwithoutfill">
      <style:graphic-properties draw:marker-end="Arrowheads_20_36" draw:marker-end-width="0.3cm" draw:fill="none"/>
    </style:style>
    <style:style style:name="gr30" style:family="graphic" style:parent-style-name="objectwithoutfill">
      <style:graphic-properties draw:marker-end="Arrowheads_20_37" draw:marker-end-width="0.3cm" draw:fill="none"/>
      <style:paragraph-properties style:writing-mode="lr-tb"/>
    </style:style>
    <style:style style:name="gr31" style:family="graphic" style:parent-style-name="objectwithoutfill">
      <style:graphic-properties draw:marker-end="Arrowheads_20_38" draw:marker-end-width="0.3cm" draw:fill="none"/>
      <style:paragraph-properties style:writing-mode="lr-tb"/>
    </style:style>
    <style:style style:name="gr32" style:family="graphic" style:parent-style-name="objectwithoutfill">
      <style:graphic-properties draw:marker-end="Arrowheads_20_39" draw:marker-end-width="0.3cm" draw:fill="none"/>
      <style:paragraph-properties style:writing-mode="lr-tb"/>
    </style:style>
    <style:style style:name="gr33" style:family="graphic" style:parent-style-name="objectwithoutfill">
      <style:graphic-properties draw:marker-end="Arrowheads_20_40" draw:marker-end-width="0.3cm" draw:fill="none"/>
      <style:paragraph-properties style:writing-mode="lr-tb"/>
    </style:style>
    <style:style style:name="gr34" style:family="graphic" style:parent-style-name="objectwithoutfill">
      <style:graphic-properties draw:marker-end="Arrowheads_20_41" draw:marker-end-width="0.3cm" draw:fill="none"/>
      <style:paragraph-properties style:writing-mode="lr-tb"/>
    </style:style>
    <style:style style:name="gr35" style:family="graphic" style:parent-style-name="objectwithoutfill">
      <style:graphic-properties draw:marker-end="Arrowheads_20_42" draw:marker-end-width="0.3cm" draw:fill="none"/>
      <style:paragraph-properties style:writing-mode="lr-tb"/>
    </style:style>
    <style:style style:name="gr36" style:family="graphic" style:parent-style-name="objectwithoutfill">
      <style:graphic-properties draw:marker-end="Arrowheads_20_43" draw:marker-end-width="0.3cm" draw:fill="none"/>
      <style:paragraph-properties style:writing-mode="lr-tb"/>
    </style:style>
    <style:style style:name="gr37" style:family="graphic" style:parent-style-name="objectwithoutfill">
      <style:graphic-properties draw:marker-end="Arrowheads_20_44" draw:marker-end-width="0.3cm" draw:fill="none"/>
      <style:paragraph-properties style:writing-mode="lr-tb"/>
    </style:style>
    <style:style style:name="gr38" style:family="graphic" style:parent-style-name="objectwithoutfill">
      <style:graphic-properties draw:marker-end="Arrowheads_20_45" draw:marker-end-width="0.3cm" draw:fill="none"/>
      <style:paragraph-properties style:writing-mode="lr-tb"/>
    </style:style>
    <style:style style:name="gr39" style:family="graphic" style:parent-style-name="objectwithoutfill">
      <style:graphic-properties draw:marker-end="Arrowheads_20_46" draw:marker-end-width="0.3cm" draw:fill="none"/>
      <style:paragraph-properties style:writing-mode="lr-tb"/>
    </style:style>
    <style:style style:name="gr40" style:family="graphic" style:parent-style-name="objectwithoutfill">
      <style:graphic-properties draw:marker-end="Arrowheads_20_49" draw:marker-end-width="0.3cm" draw:fill="none"/>
    </style:style>
    <style:style style:name="gr41" style:family="graphic" style:parent-style-name="objectwithoutfill">
      <style:graphic-properties draw:marker-end="Arrowheads_20_50" draw:marker-end-width="0.3cm" draw:fill="none"/>
      <style:paragraph-properties style:writing-mode="lr-tb"/>
    </style:style>
    <style:style style:name="gr42" style:family="graphic" style:parent-style-name="objectwithoutfill">
      <style:graphic-properties draw:marker-end="Arrowheads_20_51" draw:marker-end-width="0.3cm" draw:fill="non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fo:font-size="6pt" style:font-size-asian="7pt"/>
    </style:style>
    <style:style style:name="P3" style:family="paragraph">
      <loext:graphic-properties draw:fill-color="#ffffff"/>
      <style:paragraph-properties fo:text-align="center" style:writing-mode="lr-tb"/>
      <style:text-properties fo:font-size="6pt" style:font-size-asian="7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  <style:text-properties fo:font-size="6pt" style:font-size-asian="6pt" style:font-size-complex="6pt"/>
    </style:style>
    <style:style style:name="P6" style:family="paragraph">
      <style:paragraph-properties fo:text-align="center" style:writing-mode="lr-tb"/>
      <style:text-properties fo:font-size="7pt" style:font-size-asian="7pt" style:font-size-complex="7pt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7pt" style:font-size-asian="7pt" style:font-size-complex="7pt"/>
    </style:style>
    <style:style style:name="P9" style:family="paragraph">
      <style:paragraph-properties fo:margin-left="0cm" fo:margin-right="0cm" fo:margin-top="0cm" fo:margin-bottom="0cm" fo:text-align="center" fo:text-indent="0cm"/>
    </style:style>
    <style:style style:name="P10" style:family="paragraph">
      <loext:graphic-properties draw:fill="none"/>
      <style:paragraph-properties fo:margin-left="0cm" fo:margin-right="0cm" fo:margin-top="0cm" fo:margin-bottom="0cm" fo:text-align="center" fo:text-indent="0cm" style:writing-mode="lr-tb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6pt" style:font-size-asian="7pt" style:font-size-complex="6pt"/>
    </style:style>
    <style:style style:name="T3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2" draw:id="id42" draw:layer="layout" svg:width="2.54cm" svg:height="0.635cm" svg:x="27.987cm" svg:y="8.937cm">
          <text:p text:style-name="P1"><text:span text:style-name="T1">Get Update </text:span><text:span text:style-name="T1">ev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" draw:id="id1" draw:layer="layout" svg:width="2.54cm" svg:height="1.27cm" svg:x="27.987cm" svg:y="18.462cm">
          <text:p text:style-name="P2"><text:span text:style-name="T2">Is comman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2" draw:id="id2" draw:layer="layout" svg:width="2.54cm" svg:height="1.27cm" svg:x="31.797cm" svg:y="20.685cm">
          <text:p text:style-name="P2"><text:span text:style-name="T2">Is session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5" draw:layer="layout" svg:x1="30.527cm" svg:y1="19.097cm" svg:x2="33.067cm" svg:y2="20.685cm" draw:start-shape="id1" draw:start-glue-point="7" draw:end-shape="id2" draw:end-glue-point="4" svg:d="M30527 19097h2540v1588" svg:viewBox="0 0 2541 1589">
          <text:p text:style-name="P4"><text:span text:style-name="T3">Yes</text:span></text:p>
        </draw:connector>
        <draw:custom-shape draw:style-name="gr2" draw:text-style-name="P3" xml:id="id10" draw:id="id10" draw:layer="layout" svg:width="2.54cm" svg:height="1.27cm" svg:x="35.924cm" svg:y="24.178cm">
          <text:p text:style-name="P2"><text:span text:style-name="T2">Is exists user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svg:x1="34.337cm" svg:y1="21.32cm" svg:x2="37.194cm" svg:y2="21.955cm" draw:start-shape="id2" draw:start-glue-point="7" draw:end-shape="id3" draw:end-glue-point="4" svg:d="M34337 21320h2857v635" svg:viewBox="0 0 2858 636">
          <text:p text:style-name="P4"><text:span text:style-name="T3">Yes</text:span></text:p>
        </draw:connector>
        <draw:connector draw:style-name="gr5" draw:text-style-name="P5" draw:layer="layout" draw:type="line" svg:x1="38.464cm" svg:y1="22.59cm" svg:x2="39.417cm" svg:y2="22.59cm" draw:start-shape="id3" draw:start-glue-point="7" draw:end-shape="id4" draw:end-glue-point="3" svg:d="M38464 22590h953" svg:viewBox="0 0 954 1">
          <text:p text:style-name="P4"><text:span text:style-name="T3">Ye</text:span><text:span text:style-name="T3">s</text:span></text:p>
        </draw:connector>
        <draw:custom-shape draw:style-name="gr2" draw:text-style-name="P3" xml:id="id5" draw:id="id5" draw:layer="layout" svg:width="2.54cm" svg:height="1.27cm" svg:x="33.385cm" svg:y="26.718cm">
          <text:p text:style-name="P2"><text:span text:style-name="T2">Is Skip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6" xml:id="id6" draw:id="id6" draw:layer="layout" svg:width="2.54cm" svg:height="1.27cm" svg:x="33.385cm" svg:y="28.94cm">
          <text:p text:style-name="P6"><text:span text:style-name="T1">Please, use </text:span><text:span text:style-name="T1">menu buttons to </text:span><text:span text:style-name="T1">intera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draw:type="line" svg:x1="34.655cm" svg:y1="27.988cm" svg:x2="34.655cm" svg:y2="28.94cm" draw:start-shape="id5" draw:start-glue-point="6" draw:end-shape="id6" draw:end-glue-point="0" svg:d="M34655 27988v952" svg:viewBox="0 0 1 953">
          <text:p text:style-name="P4"><text:span text:style-name="T3">No</text:span></text:p>
        </draw:connector>
        <draw:custom-shape draw:style-name="gr2" draw:text-style-name="P3" xml:id="id7" draw:id="id7" draw:layer="layout" svg:width="2.54cm" svg:height="1.27cm" svg:x="35.925cm" svg:y="31.163cm">
          <text:p text:style-name="P2"><text:span text:style-name="T2">State is WAIT_FOR_K2_CALLSIGN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5" draw:layer="layout" svg:x1="35.925cm" svg:y1="27.353cm" svg:x2="37.195cm" svg:y2="31.163cm" draw:start-shape="id5" draw:start-glue-point="7" draw:end-shape="id7" draw:end-glue-point="4" svg:d="M35925 27353h1270v3810" svg:viewBox="0 0 1271 3811">
          <text:p text:style-name="P4"><text:span text:style-name="T3">Yes</text:span></text:p>
        </draw:connector>
        <draw:custom-shape draw:style-name="gr6" draw:text-style-name="P6" xml:id="id9" draw:id="id9" draw:layer="layout" svg:width="2.54cm" svg:height="1.27cm" svg:x="39.418cm" svg:y="31.163cm">
          <text:p text:style-name="P6"><text:span text:style-name="T1">Yo</text:span><text:span text:style-name="T1">u </text:span><text:span text:style-name="T1">ca</text:span><text:span text:style-name="T1">n’t </text:span><text:span text:style-name="T1">sk</text:span><text:span text:style-name="T1">ip </text:span><text:span text:style-name="T1">thi</text:span><text:span text:style-name="T1">s </text:span><text:span text:style-name="T1">st</text:span><text:span text:style-name="T1">ep</text:span><text:span text:style-name="T1">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8" draw:id="id8" draw:layer="layout" svg:width="2.54cm" svg:height="1.27cm" svg:x="35.925cm" svg:y="33.385cm">
          <text:p text:style-name="P6"><text:span text:style-name="T1">Ne</text:span><text:span text:style-name="T1">xt </text:span><text:span text:style-name="T1">sta</text:span><text:span text:style-name="T1">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5" draw:layer="layout" draw:type="line" svg:x1="37.195cm" svg:y1="32.433cm" svg:x2="37.195cm" svg:y2="33.385cm" draw:start-shape="id7" draw:start-glue-point="6" draw:end-shape="id8" draw:end-glue-point="0" svg:d="M37195 32433v952" svg:viewBox="0 0 1 953">
          <text:p text:style-name="P4"><text:span text:style-name="T3">No</text:span></text:p>
        </draw:connector>
        <draw:connector draw:style-name="gr10" draw:text-style-name="P5" draw:layer="layout" draw:type="line" svg:x1="38.465cm" svg:y1="31.798cm" svg:x2="39.418cm" svg:y2="31.798cm" draw:start-shape="id7" draw:start-glue-point="7" draw:end-shape="id9" draw:end-glue-point="3" svg:d="M38465 31798h953" svg:viewBox="0 0 954 1">
          <text:p text:style-name="P4"><text:span text:style-name="T3">Yes</text:span></text:p>
        </draw:connector>
        <draw:custom-shape draw:style-name="gr2" draw:text-style-name="P3" xml:id="id3" draw:id="id3" draw:layer="layout" svg:width="2.54cm" svg:height="1.27cm" svg:x="35.924cm" svg:y="21.955cm">
          <text:p text:style-name="P2"><text:span text:style-name="T2">Is Cancel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7" draw:layer="layout" draw:type="line" svg:x1="37.194cm" svg:y1="23.225cm" svg:x2="37.194cm" svg:y2="24.178cm" draw:start-shape="id3" draw:start-glue-point="6" draw:end-shape="id10" draw:end-glue-point="4" svg:d="M37194 23225v953" svg:viewBox="0 0 1 954">
          <text:p text:style-name="P4">No</text:p>
        </draw:connector>
        <draw:custom-shape draw:style-name="gr6" draw:text-style-name="P6" xml:id="id4" draw:id="id4" draw:layer="layout" svg:width="2.54cm" svg:height="1.27cm" svg:x="39.417cm" svg:y="21.955cm">
          <text:p text:style-name="P6"><text:span text:style-name="T1">Clean user </text:span><text:span text:style-name="T1">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1" draw:id="id11" draw:layer="layout" svg:width="2.54cm" svg:height="1.27cm" svg:x="38.147cm" svg:y="25.765cm">
          <text:p text:style-name="P2"><text:span text:style-name="T2">Is Skip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2" draw:text-style-name="P7" draw:layer="layout" svg:x1="38.464cm" svg:y1="24.813cm" svg:x2="39.417cm" svg:y2="25.765cm" draw:start-shape="id10" draw:start-glue-point="7" draw:end-shape="id11" draw:end-glue-point="4" svg:d="M38464 24813h953v952" svg:viewBox="0 0 954 953">
          <text:p text:style-name="P4">Yes</text:p>
          <text:p text:style-name="P4"/>
        </draw:connector>
        <draw:connector draw:style-name="gr13" draw:text-style-name="P7" draw:layer="layout" svg:x1="35.924cm" svg:y1="24.813cm" svg:x2="34.655cm" svg:y2="26.718cm" draw:start-shape="id10" draw:start-glue-point="5" draw:end-shape="id5" draw:end-glue-point="4" svg:d="M35924 24813h-1269v1905" svg:viewBox="0 0 1270 1906">
          <text:p text:style-name="P4">No</text:p>
        </draw:connector>
        <draw:custom-shape draw:style-name="gr6" draw:text-style-name="P6" draw:layer="layout" svg:width="2.54cm" svg:height="1.27cm" svg:x="38.147cm" svg:y="27.987cm">
          <text:p text:style-name="P6"><text:span text:style-name="T1">Please, use </text:span><text:span text:style-name="T1">menu buttons to </text:span><text:span text:style-name="T1">intera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7" draw:layer="layout" svg:x1="39.417cm" svg:y1="27.035cm" svg:x2="39.417cm" svg:y2="27.987cm">
          <text:p/>
        </draw:line>
        <draw:custom-shape draw:style-name="gr6" draw:text-style-name="P6" draw:layer="layout" svg:width="2.54cm" svg:height="1.27cm" svg:x="41.64cm" svg:y="25.765cm">
          <text:p text:style-name="P8"><text:span text:style-name="T1">Next 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7" draw:layer="layout" svg:x1="40.687cm" svg:y1="26.4cm" svg:x2="41.64cm" svg:y2="26.4cm">
          <text:p text:style-name="P4">Yes</text:p>
        </draw:line>
        <draw:custom-shape draw:style-name="gr2" draw:text-style-name="P3" xml:id="id12" draw:id="id12" draw:layer="layout" svg:width="2.54cm" svg:height="1.27cm" svg:x="24.076cm" svg:y="22.335cm">
          <text:p text:style-name="P2"><text:span text:style-name="T2">Is exists user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6" draw:text-style-name="P7" draw:layer="layout" svg:x1="31.797cm" svg:y1="21.32cm" svg:x2="25.346cm" svg:y2="22.335cm" draw:start-shape="id2" draw:start-glue-point="5" draw:end-shape="id12" draw:end-glue-point="4" svg:d="M31797 21320h-6451v1015" svg:viewBox="0 0 6452 1016">
          <text:p text:style-name="P4">No</text:p>
        </draw:connector>
        <draw:custom-shape draw:style-name="gr2" draw:text-style-name="P3" xml:id="id13" draw:id="id13" draw:layer="layout" svg:width="2.54cm" svg:height="1.27cm" svg:x="19.632cm" svg:y="24.558cm">
          <text:p text:style-name="P2"><text:span text:style-name="T2">Is Create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10" draw:layer="layout" svg:x1="24.076cm" svg:y1="22.97cm" svg:x2="20.902cm" svg:y2="24.558cm" draw:start-shape="id12" draw:start-glue-point="5" draw:end-shape="id13" draw:end-glue-point="4" svg:d="M24076 22970h-3174v1588" svg:viewBox="0 0 3175 1589">
          <text:p text:style-name="P9">No</text:p>
        </draw:connector>
        <draw:custom-shape draw:style-name="gr6" draw:text-style-name="P6" xml:id="id14" draw:id="id14" draw:layer="layout" svg:width="2.54cm" svg:height="1.27cm" svg:x="19.632cm" svg:y="26.78cm">
          <text:p text:style-name="P6"><text:span text:style-name="T1">Please, use </text:span><text:span text:style-name="T1">menu buttons to </text:span><text:span text:style-name="T1">intera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7" draw:layer="layout" svg:x1="20.902cm" svg:y1="25.828cm" svg:x2="20.902cm" svg:y2="26.78cm" draw:start-shape="id13" draw:start-glue-point="6" draw:end-shape="id14" draw:end-glue-point="0" svg:d="M20902 25828v952" svg:viewBox="0 0 1 953">
          <text:p text:style-name="P4">No</text:p>
        </draw:connector>
        <draw:custom-shape draw:style-name="gr6" draw:text-style-name="P6" xml:id="id15" draw:id="id15" draw:layer="layout" svg:width="2.54cm" svg:height="1.27cm" svg:x="23.124cm" svg:y="24.557cm">
          <text:p text:style-name="P6"><text:span text:style-name="T1">Start ses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7" draw:layer="layout" svg:x1="22.172cm" svg:y1="25.193cm" svg:x2="23.124cm" svg:y2="25.192cm" draw:start-shape="id13" draw:start-glue-point="7" draw:end-shape="id15" draw:end-glue-point="3" svg:d="M22172 25193h477v-1h475" svg:viewBox="0 0 953 2">
          <text:p text:style-name="P4">Yes</text:p>
        </draw:connector>
        <draw:custom-shape draw:style-name="gr2" draw:text-style-name="P3" xml:id="id16" draw:id="id16" draw:layer="layout" svg:width="2.54cm" svg:height="1.27cm" svg:x="26.298cm" svg:y="24.557cm">
          <text:p text:style-name="P2"><text:span text:style-name="T2">Is Edit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0" draw:text-style-name="P7" draw:layer="layout" svg:x1="26.616cm" svg:y1="22.97cm" svg:x2="27.568cm" svg:y2="24.557cm" draw:start-shape="id12" draw:start-glue-point="7" draw:end-shape="id16" draw:end-glue-point="4" svg:d="M26616 22970h952v1587" svg:viewBox="0 0 953 1588">
          <text:p text:style-name="P4">Yes</text:p>
        </draw:connector>
        <draw:custom-shape draw:style-name="gr6" draw:text-style-name="P6" xml:id="id17" draw:id="id17" draw:layer="layout" svg:width="2.54cm" svg:height="1.27cm" svg:x="29.791cm" svg:y="24.557cm">
          <text:p text:style-name="P6"><text:span text:style-name="T1">St</text:span><text:span text:style-name="T1">art </text:span><text:span text:style-name="T1">se</text:span><text:span text:style-name="T1">ssi</text:span><text:span text:style-name="T1">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7" draw:layer="layout" svg:x1="28.838cm" svg:y1="25.192cm" svg:x2="29.791cm" svg:y2="25.192cm" draw:start-shape="id16" draw:start-glue-point="7" draw:end-shape="id17" draw:end-glue-point="3" svg:d="M28838 25192h953" svg:viewBox="0 0 954 1">
          <text:p text:style-name="P4">Yes</text:p>
        </draw:connector>
        <draw:custom-shape draw:style-name="gr2" draw:text-style-name="P3" xml:id="id18" draw:id="id18" draw:layer="layout" svg:width="2.54cm" svg:height="1.27cm" svg:x="26.298cm" svg:y="26.78cm">
          <text:p text:style-name="P2"><text:span text:style-name="T2">Is MyK2CallSign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2" draw:text-style-name="P7" draw:layer="layout" svg:x1="27.568cm" svg:y1="25.827cm" svg:x2="27.568cm" svg:y2="26.78cm" draw:start-shape="id16" draw:start-glue-point="6" draw:end-shape="id18" draw:end-glue-point="4" svg:d="M27568 25827v953" svg:viewBox="0 0 1 954">
          <text:p text:style-name="P4">No</text:p>
        </draw:connector>
        <draw:custom-shape draw:style-name="gr6" draw:text-style-name="P6" xml:id="id19" draw:id="id19" draw:layer="layout" svg:width="2.54cm" svg:height="1.27cm" svg:x="29.791cm" svg:y="26.78cm">
          <text:p text:style-name="P6"><text:span text:style-name="T1">Send k2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28.838cm" svg:y1="27.415cm" svg:x2="29.791cm" svg:y2="27.415cm" draw:start-shape="id18" draw:start-glue-point="7" draw:end-shape="id19" draw:end-glue-point="3" svg:d="M28838 27415h953" svg:viewBox="0 0 954 1">
          <text:p text:style-name="P4">Yes</text:p>
          <text:p text:style-name="P4"/>
        </draw:connector>
        <draw:custom-shape draw:style-name="gr2" draw:text-style-name="P3" xml:id="id20" draw:id="id20" draw:layer="layout" svg:width="2.54cm" svg:height="1.27cm" svg:x="26.298cm" svg:y="29.002cm">
          <text:p text:style-name="P2"><text:span text:style-name="T2">Is Search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7" draw:layer="layout" svg:x1="27.568cm" svg:y1="28.05cm" svg:x2="27.568cm" svg:y2="29.002cm" draw:start-shape="id18" draw:start-glue-point="6" draw:end-shape="id20" draw:end-glue-point="4" svg:d="M27568 28050v952" svg:viewBox="0 0 1 953">
          <text:p text:style-name="P4">No</text:p>
        </draw:connector>
        <draw:custom-shape draw:style-name="gr6" draw:text-style-name="P6" xml:id="id21" draw:id="id21" draw:layer="layout" svg:width="2.54cm" svg:height="1.27cm" svg:x="29.791cm" svg:y="29.002cm">
          <text:p text:style-name="P6"><text:span text:style-name="T1">Start sear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7" draw:layer="layout" svg:x1="28.838cm" svg:y1="29.637cm" svg:x2="29.791cm" svg:y2="29.637cm" draw:start-shape="id20" draw:start-glue-point="7" draw:end-shape="id21" draw:end-glue-point="3" svg:d="M28838 29637h953" svg:viewBox="0 0 954 1">
          <text:p text:style-name="P4">Yes</text:p>
        </draw:connector>
        <draw:custom-shape draw:style-name="gr2" draw:text-style-name="P3" xml:id="id22" draw:id="id22" draw:layer="layout" svg:width="2.54cm" svg:height="1.27cm" svg:x="26.298cm" svg:y="31.225cm">
          <text:p text:style-name="P2"><text:span text:style-name="T2">Is Statistics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6" xml:id="id23" draw:id="id23" draw:layer="layout" svg:width="2.54cm" svg:height="1.27cm" svg:x="29.791cm" svg:y="31.225cm">
          <text:p text:style-name="P6"><text:span text:style-name="T1">Send statisti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" draw:text-style-name="P7" draw:layer="layout" svg:x1="28.838cm" svg:y1="31.86cm" svg:x2="29.791cm" svg:y2="31.86cm" draw:start-shape="id22" draw:start-glue-point="7" draw:end-shape="id23" draw:end-glue-point="3" svg:d="M28838 31860h953" svg:viewBox="0 0 954 1">
          <text:p text:style-name="P4">Yes</text:p>
        </draw:connector>
        <draw:connector draw:style-name="gr27" draw:text-style-name="P7" draw:layer="layout" svg:x1="27.568cm" svg:y1="30.272cm" svg:x2="27.568cm" svg:y2="31.225cm" draw:start-shape="id20" draw:start-glue-point="6" draw:end-shape="id22" draw:end-glue-point="4" svg:d="M27568 30272v953" svg:viewBox="0 0 1 954">
          <text:p text:style-name="P4">No</text:p>
        </draw:connector>
        <draw:custom-shape draw:style-name="gr6" draw:text-style-name="P6" xml:id="id24" draw:id="id24" draw:layer="layout" svg:width="2.54cm" svg:height="1.27cm" svg:x="26.298cm" svg:y="33.447cm">
          <text:p text:style-name="P6"><text:span text:style-name="T1">Please, use menu buttons to intera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" draw:text-style-name="P7" draw:layer="layout" svg:x1="27.568cm" svg:y1="32.495cm" svg:x2="27.568cm" svg:y2="33.447cm" draw:start-shape="id22" draw:start-glue-point="6" draw:end-shape="id24" draw:end-glue-point="0" svg:d="M27568 32495v952" svg:viewBox="0 0 1 953">
          <text:p text:style-name="P4">No</text:p>
        </draw:connector>
        <draw:custom-shape draw:style-name="gr2" draw:text-style-name="P3" xml:id="id25" draw:id="id25" draw:layer="layout" svg:width="2.54cm" svg:height="1.27cm" svg:x="10.843cm" svg:y="22.272cm">
          <text:p text:style-name="P2"><text:span text:style-name="T2">Is session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9" draw:text-style-name="P11" draw:layer="layout" svg:x1="27.987cm" svg:y1="19.097cm" svg:x2="12.113cm" svg:y2="22.272cm" draw:start-shape="id1" draw:start-glue-point="5" draw:end-shape="id25" draw:end-glue-point="4" svg:d="M27987 19097h-15874v3175" svg:viewBox="0 0 15875 3176">
          <text:p/>
        </draw:connector>
        <draw:custom-shape draw:style-name="gr6" draw:text-style-name="P6" xml:id="id26" draw:id="id26" draw:layer="layout" svg:width="2.54cm" svg:height="1.27cm" svg:x="7.35cm" svg:y="22.272cm">
          <text:p text:style-name="P6"><text:span text:style-name="T1">Please, use menu buttons to intera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7" draw:layer="layout" svg:x1="10.843cm" svg:y1="22.907cm" svg:x2="9.89cm" svg:y2="22.907cm" draw:start-shape="id25" draw:start-glue-point="5" draw:end-shape="id26" draw:end-glue-point="1" svg:d="M10843 22907h-953" svg:viewBox="0 0 954 1">
          <text:p text:style-name="P4">No</text:p>
          <text:p text:style-name="P4"/>
        </draw:connector>
        <draw:custom-shape draw:style-name="gr2" draw:text-style-name="P3" xml:id="id27" draw:id="id27" draw:layer="layout" svg:width="2.54cm" svg:height="1.27cm" svg:x="12.748cm" svg:y="24.495cm">
          <text:p text:style-name="P2"><text:span text:style-name="T2">State is WAIT_FOR_K2_CALLSIGN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1" draw:text-style-name="P7" draw:layer="layout" svg:x1="13.383cm" svg:y1="22.907cm" svg:x2="14.018cm" svg:y2="24.495cm" draw:start-shape="id25" draw:start-glue-point="7" draw:end-shape="id27" draw:end-glue-point="4" svg:d="M13383 22907h635v1588" svg:viewBox="0 0 636 1589">
          <text:p text:style-name="P4">Yes</text:p>
        </draw:connector>
        <draw:custom-shape draw:style-name="gr6" draw:text-style-name="P6" xml:id="id28" draw:id="id28" draw:layer="layout" svg:width="2.54cm" svg:height="1.27cm" svg:x="16.241cm" svg:y="24.495cm">
          <text:p text:style-name="P6"><text:span text:style-name="T1">Save K2Call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2" draw:text-style-name="P7" draw:layer="layout" svg:x1="15.288cm" svg:y1="25.13cm" svg:x2="16.241cm" svg:y2="25.13cm" draw:start-shape="id27" draw:start-glue-point="7" draw:end-shape="id28" draw:end-glue-point="3" svg:d="M15288 25130h953" svg:viewBox="0 0 954 1">
          <text:p text:style-name="P4">Yes</text:p>
        </draw:connector>
        <draw:custom-shape draw:style-name="gr2" draw:text-style-name="P3" xml:id="id29" draw:id="id29" draw:layer="layout" svg:width="2.54cm" svg:height="1.27cm" svg:x="12.748cm" svg:y="26.717cm">
          <text:p text:style-name="P2"><text:span text:style-name="T2">State is WAIT_FOR_OFFICIAL_CALLSIGN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6" xml:id="id32" draw:id="id32" draw:layer="layout" svg:width="2.54cm" svg:height="1.27cm" svg:x="16.241cm" svg:y="26.717cm">
          <text:p text:style-name="P6"><text:span text:style-name="T1">Save OfficialCall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30" draw:id="id30" draw:layer="layout" svg:width="2.54cm" svg:height="1.27cm" svg:x="12.748cm" svg:y="28.94cm">
          <text:p text:style-name="P2"><text:span text:style-name="T2">State is WAIT_FOR_QTH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6" xml:id="id33" draw:id="id33" draw:layer="layout" svg:width="2.54cm" svg:height="1.27cm" svg:x="16.241cm" svg:y="28.94cm">
          <text:p text:style-name="P6"><text:span text:style-name="T1">Save QT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31" draw:id="id31" draw:layer="layout" svg:width="2.54cm" svg:height="1.27cm" svg:x="12.748cm" svg:y="31.162cm">
          <text:p text:style-name="P2"><text:span text:style-name="T2">State is WAIT_FOR_SEARCH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3" draw:text-style-name="P7" draw:layer="layout" svg:x1="14.018cm" svg:y1="25.765cm" svg:x2="14.018cm" svg:y2="26.717cm" draw:start-shape="id27" draw:start-glue-point="6" draw:end-shape="id29" draw:end-glue-point="4" svg:d="M14018 25765v952" svg:viewBox="0 0 1 953">
          <text:p text:style-name="P4">No</text:p>
        </draw:connector>
        <draw:connector draw:style-name="gr34" draw:text-style-name="P7" draw:layer="layout" svg:x1="14.018cm" svg:y1="27.987cm" svg:x2="14.018cm" svg:y2="28.94cm" draw:start-shape="id29" draw:start-glue-point="6" draw:end-shape="id30" draw:end-glue-point="4" svg:d="M14018 27987v953" svg:viewBox="0 0 1 954">
          <text:p text:style-name="P4">No</text:p>
          <text:p text:style-name="P4"/>
        </draw:connector>
        <draw:connector draw:style-name="gr35" draw:text-style-name="P7" draw:layer="layout" svg:x1="14.018cm" svg:y1="30.21cm" svg:x2="14.018cm" svg:y2="31.162cm" draw:start-shape="id30" draw:start-glue-point="6" draw:end-shape="id31" draw:end-glue-point="4" svg:d="M14018 30210v952" svg:viewBox="0 0 1 953">
          <text:p text:style-name="P4">No</text:p>
        </draw:connector>
        <draw:connector draw:style-name="gr36" draw:text-style-name="P7" draw:layer="layout" svg:x1="15.288cm" svg:y1="27.352cm" svg:x2="16.241cm" svg:y2="27.352cm" draw:start-shape="id29" draw:start-glue-point="7" draw:end-shape="id32" draw:end-glue-point="3" svg:d="M15288 27352h953" svg:viewBox="0 0 954 1">
          <text:p text:style-name="P4">Yes</text:p>
        </draw:connector>
        <draw:connector draw:style-name="gr37" draw:text-style-name="P7" draw:layer="layout" svg:x1="15.288cm" svg:y1="29.575cm" svg:x2="16.241cm" svg:y2="29.575cm" draw:start-shape="id30" draw:start-glue-point="7" draw:end-shape="id33" draw:end-glue-point="3" svg:d="M15288 29575h953" svg:viewBox="0 0 954 1">
          <text:p text:style-name="P4">Yes</text:p>
        </draw:connector>
        <draw:custom-shape draw:style-name="gr6" draw:text-style-name="P6" xml:id="id34" draw:id="id34" draw:layer="layout" svg:width="2.54cm" svg:height="1.27cm" svg:x="16.241cm" svg:y="31.162cm">
          <text:p text:style-name="P6"><text:span text:style-name="T1">Perform sear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7" draw:layer="layout" svg:x1="15.288cm" svg:y1="31.797cm" svg:x2="16.241cm" svg:y2="31.797cm" draw:start-shape="id31" draw:start-glue-point="7" draw:end-shape="id34" draw:end-glue-point="3" svg:d="M15288 31797h953" svg:viewBox="0 0 954 1">
          <text:p text:style-name="P4">Yes</text:p>
        </draw:connector>
        <draw:custom-shape draw:style-name="gr6" draw:text-style-name="P6" xml:id="id35" draw:id="id35" draw:layer="layout" svg:width="2.54cm" svg:height="1.27cm" svg:x="12.748cm" svg:y="33.385cm">
          <text:p text:style-name="P6"><text:span text:style-name="T1">Return nu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9" draw:text-style-name="P7" draw:layer="layout" svg:x1="14.018cm" svg:y1="32.432cm" svg:x2="14.018cm" svg:y2="33.385cm" draw:start-shape="id31" draw:start-glue-point="6" draw:end-shape="id35" draw:end-glue-point="0" svg:d="M14018 32432v953" svg:viewBox="0 0 1 954">
          <text:p text:style-name="P4">No</text:p>
        </draw:connector>
        <draw:custom-shape draw:style-name="gr2" draw:text-style-name="P3" xml:id="id36" draw:id="id36" draw:layer="layout" svg:width="2.54cm" svg:height="1.27cm" svg:x="27.987cm" svg:y="10.207cm">
          <text:p text:style-name="P2"><text:span text:style-name="T2">Is personal cha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0" draw:text-style-name="P11" draw:layer="layout" svg:x1="29.257cm" svg:y1="11.477cm" svg:x2="29.257cm" svg:y2="18.462cm" draw:start-shape="id36" draw:start-glue-point="6" draw:end-shape="id1" draw:end-glue-point="4" svg:d="M29257 11477v6985" svg:viewBox="0 0 1 6986">
          <text:p/>
        </draw:connector>
        <draw:custom-shape draw:style-name="gr2" draw:text-style-name="P3" xml:id="id37" draw:id="id37" draw:layer="layout" svg:width="2.54cm" svg:height="1.27cm" svg:x="19.732cm" svg:y="12.431cm">
          <text:p text:style-name="P2"><text:span text:style-name="T2">Is MyK2CallSign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6" xml:id="id38" draw:id="id38" draw:layer="layout" svg:width="2.54cm" svg:height="1.27cm" svg:x="23.225cm" svg:y="12.431cm">
          <text:p text:style-name="P6"><text:span text:style-name="T1">Send k2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22.272cm" svg:y1="13.066cm" svg:x2="23.225cm" svg:y2="13.066cm" draw:start-shape="id37" draw:start-glue-point="7" draw:end-shape="id38" draw:end-glue-point="3" svg:d="M22272 13066h953" svg:viewBox="0 0 954 1">
          <text:p text:style-name="P4">Yes</text:p>
          <text:p text:style-name="P4"/>
        </draw:connector>
        <draw:connector draw:style-name="gr24" draw:text-style-name="P7" draw:layer="layout" svg:x1="21.002cm" svg:y1="13.701cm" svg:x2="21.002cm" svg:y2="14.653cm" draw:start-shape="id37" draw:start-glue-point="6" draw:end-shape="id39" draw:end-glue-point="4" svg:d="M21002 13701v952" svg:viewBox="0 0 1 953">
          <text:p text:style-name="P1">No</text:p>
        </draw:connector>
        <draw:custom-shape draw:style-name="gr2" draw:text-style-name="P3" xml:id="id39" draw:id="id39" draw:layer="layout" svg:width="2.54cm" svg:height="1.27cm" svg:x="19.732cm" svg:y="14.653cm">
          <text:p text:style-name="P2"><text:span text:style-name="T2">Is Statistics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6" xml:id="id40" draw:id="id40" draw:layer="layout" svg:width="2.54cm" svg:height="1.27cm" svg:x="23.225cm" svg:y="14.653cm">
          <text:p text:style-name="P6"><text:span text:style-name="T1">Send statisti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" draw:text-style-name="P7" draw:layer="layout" svg:x1="22.272cm" svg:y1="15.288cm" svg:x2="23.225cm" svg:y2="15.288cm" draw:start-shape="id39" draw:start-glue-point="7" draw:end-shape="id40" draw:end-glue-point="3" svg:d="M22272 15288h953" svg:viewBox="0 0 954 1">
          <text:p text:style-name="P4">Yes</text:p>
        </draw:connector>
        <draw:custom-shape draw:style-name="gr6" draw:text-style-name="P6" xml:id="id41" draw:id="id41" draw:layer="layout" svg:width="2.54cm" svg:height="1.27cm" svg:x="19.732cm" svg:y="16.875cm">
          <text:p text:style-name="P6"><text:span text:style-name="T1">nu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" draw:text-style-name="P7" draw:layer="layout" svg:x1="21.002cm" svg:y1="15.923cm" svg:x2="21.002cm" svg:y2="16.875cm" draw:start-shape="id39" draw:start-glue-point="6" draw:end-shape="id41" draw:end-glue-point="0" svg:d="M21002 15923v952" svg:viewBox="0 0 1 953">
          <text:p text:style-name="P4">No</text:p>
        </draw:connector>
        <draw:connector draw:style-name="gr41" draw:text-style-name="P7" draw:layer="layout" svg:x1="27.987cm" svg:y1="10.842cm" svg:x2="21.002cm" svg:y2="12.431cm" draw:start-shape="id36" draw:start-glue-point="5" draw:end-shape="id37" draw:end-glue-point="4" svg:d="M27987 10842h-6985v1589" svg:viewBox="0 0 6986 1590">
          <text:p text:style-name="P4">No</text:p>
        </draw:connector>
        <draw:connector draw:style-name="gr42" draw:text-style-name="P11" draw:layer="layout" svg:x1="29.257cm" svg:y1="9.572cm" svg:x2="29.257cm" svg:y2="10.207cm" draw:start-shape="id42" draw:start-glue-point="2" draw:end-shape="id36" draw:end-glue-point="4" svg:d="M29257 9572v635" svg:viewBox="0 0 1 63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9" draw:display-name="Arrowheads 49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solid" draw:fill-color="#b4c7dc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draw:textarea-horizontal-align="center" draw:textarea-vertical-align="middle" fo:padding-top="0cm" fo:padding-bottom="0cm" fo:padding-left="0cm" fo:padding-r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17T00:25:03.723932246</meta:creation-date>
    <dc:date>2024-02-22T10:04:04.277917681</dc:date>
    <meta:editing-duration>PT4H45M53S</meta:editing-duration>
    <meta:editing-cycles>25</meta:editing-cycles>
    <meta:generator>LibreOffice/7.3.7.2$Linux_X86_64 LibreOffice_project/30$Build-2</meta:generator>
    <meta:document-statistic meta:object-count="87"/>
  </office:meta>
</office:document-meta>
</file>